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1" text:continue-numbering="true">
        <text:list-item>
          <text:p text:style-name="P1">BR244584292993O</text:p>
        </text:list-item>
        <text:list-item>
          <text:p text:style-name="P307">BR246792088693O</text:p>
        </text:list-item>
        <text:list-item>
          <text:p text:style-name="P308">BR248605959485S</text:p>
        </text:list-item>
        <text:list-item>
          <text:p text:style-name="P309">BR248897679454Z</text:p>
        </text:list-item>
        <text:list-item>
          <text:p text:style-name="P310">BR240318003170Y</text:p>
        </text:list-item>
        <text:list-item>
          <text:p text:style-name="P311">BR248943340441N</text:p>
        </text:list-item>
        <text:list-item>
          <text:p text:style-name="P312">BR249126004651X</text:p>
        </text:list-item>
        <text:list-item>
          <text:p text:style-name="P313">BR2440425106863</text:p>
        </text:list-item>
        <text:list-item>
          <text:p text:style-name="P314">BR2456631786313</text:p>
        </text:list-item>
        <text:list-item>
          <text:p text:style-name="P315">BR244470434418F</text:p>
        </text:list-item>
        <text:list-item>
          <text:p text:style-name="P316">BR2466712872913</text:p>
        </text:list-item>
        <text:list-item>
          <text:p text:style-name="P317">BR245800348509T</text:p>
        </text:list-item>
        <text:list-item>
          <text:p text:style-name="P318">BR247018010514T</text:p>
        </text:list-item>
        <text:list-item>
          <text:p text:style-name="P319">BR2492282581194</text:p>
        </text:list-item>
        <text:list-item>
          <text:p text:style-name="P320">BR243526666504O</text:p>
        </text:list-item>
        <text:list-item>
          <text:p text:style-name="P321">BR2450784292466</text:p>
        </text:list-item>
        <text:list-item>
          <text:p text:style-name="P322">BR246726752999B</text:p>
        </text:list-item>
        <text:list-item>
          <text:p text:style-name="P323">BR245888894644P</text:p>
        </text:list-item>
        <text:list-item>
          <text:p text:style-name="P324">BR2463667737392</text:p>
        </text:list-item>
        <text:list-item>
          <text:p text:style-name="P325">BR242064266360N</text:p>
        </text:list-item>
        <text:list-item>
          <text:p text:style-name="P326">BR242991893154T</text:p>
        </text:list-item>
        <text:list-item>
          <text:p text:style-name="P327">BR2420021279730</text:p>
        </text:list-item>
        <text:list-item>
          <text:p text:style-name="P328">BR240437009400W</text:p>
        </text:list-item>
        <text:list-item>
          <text:p text:style-name="P329">BR249590307774Y</text:p>
        </text:list-item>
        <text:list-item>
          <text:p text:style-name="P330">BR2402497005465</text:p>
        </text:list-item>
        <text:list-item>
          <text:p text:style-name="P331">BR2446055376490</text:p>
        </text:list-item>
        <text:list-item>
          <text:p text:style-name="P332">BR243133235301C</text:p>
        </text:list-item>
        <text:list-item>
          <text:p text:style-name="P333">BR245603809541F</text:p>
        </text:list-item>
        <text:list-item>
          <text:p text:style-name="P334">BR247384876802D</text:p>
        </text:list-item>
        <text:list-item>
          <text:p text:style-name="P335">BR248159232306K</text:p>
        </text:list-item>
        <text:list-item>
          <text:p text:style-name="P336">BR2486674691556</text:p>
        </text:list-item>
        <text:list-item>
          <text:p text:style-name="P337">BR2463444868480</text:p>
        </text:list-item>
        <text:list-item>
          <text:p text:style-name="P338">BR2403786777122</text:p>
        </text:list-item>
        <text:list-item>
          <text:p text:style-name="P339">BR241064949036G</text:p>
        </text:list-item>
        <text:list-item>
          <text:p text:style-name="P340">BR242685254145H</text:p>
        </text:list-item>
        <text:list-item>
          <text:p text:style-name="P341">BR247279764376C</text:p>
        </text:list-item>
        <text:list-item>
          <text:p text:style-name="P342">BR243806952702C</text:p>
        </text:list-item>
        <text:list-item>
          <text:p text:style-name="P343">BR242376133752O</text:p>
        </text:list-item>
        <text:list-item>
          <text:p text:style-name="P344">BR245613448243L</text:p>
        </text:list-item>
        <text:list-item>
          <text:p text:style-name="P345">BR2466565216580</text:p>
        </text:list-item>
        <text:list-item>
          <text:p text:style-name="P346">BR246281401432S</text:p>
        </text:list-item>
        <text:list-item>
          <text:p text:style-name="P347">BR244907707367T</text:p>
        </text:list-item>
        <text:list-item>
          <text:p text:style-name="P348">BR246989616321Q</text:p>
        </text:list-item>
        <text:list-item>
          <text:p text:style-name="P349">BR243108281031E</text:p>
        </text:list-item>
        <text:list-item>
          <text:p text:style-name="P350">BR248453465676I</text:p>
        </text:list-item>
        <text:list-item>
          <text:p text:style-name="P351">BR246358440374W</text:p>
        </text:list-item>
        <text:list-item>
          <text:p text:style-name="P352">BR240507053558T</text:p>
        </text:list-item>
        <text:list-item>
          <text:p text:style-name="P353">BR2422696598064</text:p>
        </text:list-item>
        <text:list-item>
          <text:p text:style-name="P354">BR241337936545K</text:p>
        </text:list-item>
        <text:list-item>
          <text:p text:style-name="P355">BR2407916052030</text:p>
        </text:list-item>
        <text:list-item>
          <text:p text:style-name="P356">BR248001562092U</text:p>
        </text:list-item>
        <text:list-item>
          <text:p text:style-name="P357">BR247114226935P</text:p>
        </text:list-item>
        <text:list-item>
          <text:p text:style-name="P358">BR248359012706K</text:p>
        </text:list-item>
        <text:list-item>
          <text:p text:style-name="P359">BR241963701182O</text:p>
        </text:list-item>
        <text:list-item>
          <text:p text:style-name="P360">BR242691231345P</text:p>
        </text:list-item>
        <text:list-item>
          <text:p text:style-name="P361">BR242165616440S</text:p>
        </text:list-item>
        <text:list-item>
          <text:p text:style-name="P362">BR2465197911893</text:p>
        </text:list-item>
        <text:list-item>
          <text:p text:style-name="P363">BR2414027665680</text:p>
        </text:list-item>
        <text:list-item>
          <text:p text:style-name="P364">BR247186305969B</text:p>
        </text:list-item>
        <text:list-item>
          <text:p text:style-name="P365">BR243987951619N</text:p>
        </text:list-item>
        <text:list-item>
          <text:p text:style-name="P366">BR243613985231Q</text:p>
        </text:list-item>
        <text:list-item>
          <text:p text:style-name="P367">BR246559991393Z</text:p>
        </text:list-item>
        <text:list-item>
          <text:p text:style-name="P368">BR244942930453A</text:p>
        </text:list-item>
        <text:list-item>
          <text:p text:style-name="P369">BR246297530580T</text:p>
        </text:list-item>
        <text:list-item>
          <text:p text:style-name="P370">BR2469882372491</text:p>
        </text:list-item>
        <text:list-item>
          <text:p text:style-name="P371">BR241083765479R</text:p>
        </text:list-item>
        <text:list-item>
          <text:p text:style-name="P372">BR246554932242V</text:p>
        </text:list-item>
        <text:list-item>
          <text:p text:style-name="P373">BR2401571019034</text:p>
        </text:list-item>
        <text:list-item>
          <text:p text:style-name="P374">BR246810133921Y</text:p>
        </text:list-item>
        <text:list-item>
          <text:p text:style-name="P375">BR248791177372T</text:p>
        </text:list-item>
        <text:list-item>
          <text:p text:style-name="P376">BR240118498189L</text:p>
        </text:list-item>
        <text:list-item>
          <text:p text:style-name="P377">BR2407000000246</text:p>
        </text:list-item>
        <text:list-item>
          <text:p text:style-name="P378">BR241040362932C</text:p>
        </text:list-item>
        <text:list-item>
          <text:p text:style-name="P379">BR247197195104Z</text:p>
        </text:list-item>
        <text:list-item>
          <text:p text:style-name="P380">BR240751907027W</text:p>
        </text:list-item>
        <text:list-item>
          <text:p text:style-name="P381">BR2459853767345</text:p>
        </text:list-item>
        <text:list-item>
          <text:p text:style-name="P382">BR240760921771L</text:p>
        </text:list-item>
        <text:list-item>
          <text:p text:style-name="P383">BR2424129984982</text:p>
        </text:list-item>
        <text:list-item>
          <text:p text:style-name="P384">BR2434513239493</text:p>
        </text:list-item>
        <text:list-item>
          <text:p text:style-name="P385">BR248324756256X</text:p>
        </text:list-item>
        <text:list-item>
          <text:p text:style-name="P386">BR245239304207S</text:p>
        </text:list-item>
        <text:list-item>
          <text:p text:style-name="P387">BR2459037757202</text:p>
        </text:list-item>
        <text:list-item>
          <text:p text:style-name="P388">BR243229781449Z</text:p>
        </text:list-item>
        <text:list-item>
          <text:p text:style-name="P389">BR243037979367A</text:p>
        </text:list-item>
        <text:list-item>
          <text:p text:style-name="P390">BR240295451687L</text:p>
        </text:list-item>
        <text:list-item>
          <text:p text:style-name="P391">BR246407530977O</text:p>
        </text:list-item>
        <text:list-item>
          <text:p text:style-name="P392">BR243557456019J</text:p>
        </text:list-item>
        <text:list-item>
          <text:p text:style-name="P393">BR243678274547X</text:p>
        </text:list-item>
        <text:list-item>
          <text:p text:style-name="P394">BR245730183760X</text:p>
        </text:list-item>
        <text:list-item>
          <text:p text:style-name="P395">BR2489549286924</text:p>
        </text:list-item>
        <text:list-item>
          <text:p text:style-name="P396">BR2420723112251</text:p>
        </text:list-item>
        <text:list-item>
          <text:p text:style-name="P397">BR2455751777390</text:p>
        </text:list-item>
        <text:list-item>
          <text:p text:style-name="P398">BR2415110869655</text:p>
        </text:list-item>
        <text:list-item>
          <text:p text:style-name="P399">BR2415164440186</text:p>
        </text:list-item>
        <text:list-item>
          <text:p text:style-name="P400">BR245787956013V</text:p>
        </text:list-item>
        <text:list-item>
          <text:p text:style-name="P401">BR246135822789P</text:p>
        </text:list-item>
        <text:list-item>
          <text:p text:style-name="P402">BR243119587012Q</text:p>
        </text:list-item>
        <text:list-item>
          <text:p text:style-name="P403">BR241749319915J</text:p>
        </text:list-item>
        <text:list-item>
          <text:p text:style-name="P404">BR244797713046J</text:p>
        </text:list-item>
        <text:list-item>
          <text:p text:style-name="P405">BR246610139504Z</text:p>
        </text:list-item>
        <text:list-item>
          <text:p text:style-name="P406">BR242246469824M</text:p>
        </text:list-item>
        <text:list-item>
          <text:p text:style-name="P407">BR248127539470U</text:p>
        </text:list-item>
        <text:list-item>
          <text:p text:style-name="P408">BR2483655066457</text:p>
        </text:list-item>
        <text:list-item>
          <text:p text:style-name="P409">BR2490272107494</text:p>
        </text:list-item>
        <text:list-item>
          <text:p text:style-name="P410">BR245346029467R</text:p>
        </text:list-item>
        <text:list-item>
          <text:p text:style-name="P411">BR2458756879170</text:p>
        </text:list-item>
        <text:list-item>
          <text:p text:style-name="P412">BR2452237931655</text:p>
        </text:list-item>
        <text:list-item>
          <text:p text:style-name="P413">BR249804888055I</text:p>
        </text:list-item>
        <text:list-item>
          <text:p text:style-name="P414">BR248129896487R</text:p>
        </text:list-item>
        <text:list-item>
          <text:p text:style-name="P415">BR243425110922G</text:p>
        </text:list-item>
        <text:list-item>
          <text:p text:style-name="P416">BR246952115116W</text:p>
        </text:list-item>
        <text:list-item>
          <text:p text:style-name="P417">BR2472993595392</text:p>
        </text:list-item>
        <text:list-item>
          <text:p text:style-name="P418">BR248704894626W</text:p>
        </text:list-item>
        <text:list-item>
          <text:p text:style-name="P419">BR246413882591S</text:p>
        </text:list-item>
        <text:list-item>
          <text:p text:style-name="P420">BR246313572410U</text:p>
        </text:list-item>
        <text:list-item>
          <text:p text:style-name="P421">BR246565585281T</text:p>
        </text:list-item>
        <text:list-item>
          <text:p text:style-name="P422">BR245629112717Z</text:p>
        </text:list-item>
        <text:list-item>
          <text:p text:style-name="P423">BR248161306079W</text:p>
        </text:list-item>
        <text:list-item>
          <text:p text:style-name="P424">BR240292166718J</text:p>
        </text:list-item>
        <text:list-item>
          <text:p text:style-name="P425">BR247340604772X</text:p>
        </text:list-item>
        <text:list-item>
          <text:p text:style-name="P426">BR246376827447X</text:p>
        </text:list-item>
        <text:list-item>
          <text:p text:style-name="P427">BR245571808317L</text:p>
        </text:list-item>
        <text:list-item>
          <text:p text:style-name="P428">BR2448197657431</text:p>
        </text:list-item>
        <text:list-item>
          <text:p text:style-name="P429">BR248000485741Y</text:p>
        </text:list-item>
        <text:list-item>
          <text:p text:style-name="P430">BR241115362930X</text:p>
        </text:list-item>
        <text:list-item>
          <text:p text:style-name="P431">BR242378098670K</text:p>
        </text:list-item>
        <text:list-item>
          <text:p text:style-name="P432">BR240695767227S</text:p>
        </text:list-item>
        <text:list-item>
          <text:p text:style-name="P433">BR241434730007L</text:p>
        </text:list-item>
        <text:list-item>
          <text:p text:style-name="P434">BR248958612333O</text:p>
        </text:list-item>
        <text:list-item>
          <text:p text:style-name="P435">BR2490081389640</text:p>
        </text:list-item>
        <text:list-item>
          <text:p text:style-name="P436">BR2454801633175</text:p>
        </text:list-item>
        <text:list-item>
          <text:p text:style-name="P437">BR249645153951T</text:p>
        </text:list-item>
        <text:list-item>
          <text:p text:style-name="P438">BR243552566902Z</text:p>
        </text:list-item>
        <text:list-item>
          <text:p text:style-name="P439">BR248695831788Z</text:p>
        </text:list-item>
        <text:list-item>
          <text:p text:style-name="P440">BR2412131516074</text:p>
        </text:list-item>
        <text:list-item>
          <text:p text:style-name="P441">BR2474429313440</text:p>
        </text:list-item>
        <text:list-item>
          <text:p text:style-name="P442">BR249728253471Z</text:p>
        </text:list-item>
        <text:list-item>
          <text:p text:style-name="P443">BR248607957622Y</text:p>
        </text:list-item>
        <text:list-item>
          <text:p text:style-name="P444">BR243896752837D</text:p>
        </text:list-item>
        <text:list-item>
          <text:p text:style-name="P445">BR245904454614K</text:p>
        </text:list-item>
        <text:list-item>
          <text:p text:style-name="P446">BR245717904390R</text:p>
        </text:list-item>
        <text:list-item>
          <text:p text:style-name="P447">BR246518878226Q</text:p>
        </text:list-item>
        <text:list-item>
          <text:p text:style-name="P448">BR248528438620U</text:p>
        </text:list-item>
        <text:list-item>
          <text:p text:style-name="P449">BR246482868938P</text:p>
        </text:list-item>
        <text:list-item>
          <text:p text:style-name="P450">BR249296088462W</text:p>
        </text:list-item>
        <text:list-item>
          <text:p text:style-name="P451">BR244230167882M</text:p>
        </text:list-item>
        <text:list-item>
          <text:p text:style-name="P452">BR244178336012W</text:p>
        </text:list-item>
        <text:list-item>
          <text:p text:style-name="P453">BR240940047831X</text:p>
        </text:list-item>
        <text:list-item>
          <text:p text:style-name="P454">BR247415384399T</text:p>
        </text:list-item>
        <text:list-item>
          <text:p text:style-name="P455">BR2417688682211</text:p>
        </text:list-item>
        <text:list-item>
          <text:p text:style-name="P456">BR2451583141173</text:p>
        </text:list-item>
        <text:list-item>
          <text:p text:style-name="P457">BR246524106754Q</text:p>
        </text:list-item>
        <text:list-item>
          <text:p text:style-name="P458">BR248821763497Z</text:p>
        </text:list-item>
        <text:list-item>
          <text:p text:style-name="P459">BR2400219036777</text:p>
        </text:list-item>
        <text:list-item>
          <text:p text:style-name="P460">BR240753950117X</text:p>
        </text:list-item>
        <text:list-item>
          <text:p text:style-name="P461">BR240302126992U</text:p>
        </text:list-item>
        <text:list-item>
          <text:p text:style-name="P462">BR248892520208Z</text:p>
        </text:list-item>
        <text:list-item>
          <text:p text:style-name="P463">BR247730505635H</text:p>
        </text:list-item>
        <text:list-item>
          <text:p text:style-name="P464">BR246696072329Z</text:p>
        </text:list-item>
        <text:list-item>
          <text:p text:style-name="P465">BR2493071342868</text:p>
        </text:list-item>
        <text:list-item>
          <text:p text:style-name="P466">BR2487863770038</text:p>
        </text:list-item>
        <text:list-item>
          <text:p text:style-name="P467">BR245220627467A</text:p>
        </text:list-item>
        <text:list-item>
          <text:p text:style-name="P468">BR242997997873N</text:p>
        </text:list-item>
        <text:list-item>
          <text:p text:style-name="P469">BR2491064266546</text:p>
        </text:list-item>
        <text:list-item>
          <text:p text:style-name="P470">BR2465999395444</text:p>
        </text:list-item>
        <text:list-item>
          <text:p text:style-name="P471">BR240403511847H</text:p>
        </text:list-item>
        <text:list-item>
          <text:p text:style-name="P472">BR242883871424Y</text:p>
        </text:list-item>
        <text:list-item>
          <text:p text:style-name="P473">BR242624924677Z</text:p>
        </text:list-item>
        <text:list-item>
          <text:p text:style-name="P474">BR243788409385W</text:p>
        </text:list-item>
        <text:list-item>
          <text:p text:style-name="P475">BR245303199935T</text:p>
        </text:list-item>
        <text:list-item>
          <text:p text:style-name="P476">BR241390810027H</text:p>
        </text:list-item>
        <text:list-item>
          <text:p text:style-name="P477">BR248938450700T</text:p>
        </text:list-item>
        <text:list-item>
          <text:p text:style-name="P478">BR249115958853V</text:p>
        </text:list-item>
        <text:list-item>
          <text:p text:style-name="P479">BR2486948446408</text:p>
        </text:list-item>
        <text:list-item>
          <text:p text:style-name="P480">BR240427000731X</text:p>
        </text:list-item>
        <text:list-item>
          <text:p text:style-name="P481">BR248162907312Y</text:p>
        </text:list-item>
        <text:list-item>
          <text:p text:style-name="P482">BR241065765911M</text:p>
        </text:list-item>
        <text:list-item>
          <text:p text:style-name="P483">BR240908415980X</text:p>
        </text:list-item>
        <text:list-item>
          <text:p text:style-name="P484">BR241894973342S</text:p>
        </text:list-item>
        <text:list-item>
          <text:p text:style-name="P485">BR2442018782121</text:p>
        </text:list-item>
        <text:list-item>
          <text:p text:style-name="P486">BR241853019921Y</text:p>
        </text:list-item>
        <text:list-item>
          <text:p text:style-name="P487">BR243536512128O</text:p>
        </text:list-item>
        <text:list-item>
          <text:p text:style-name="P488">BR2470575264214</text:p>
        </text:list-item>
        <text:list-item>
          <text:p text:style-name="P489">BR245285367675U</text:p>
        </text:list-item>
        <text:list-item>
          <text:p text:style-name="P490">BR245479769884U</text:p>
        </text:list-item>
        <text:list-item>
          <text:p text:style-name="P491">BR2494469808384</text:p>
        </text:list-item>
        <text:list-item>
          <text:p text:style-name="P492">BR247522208847T</text:p>
        </text:list-item>
        <text:list-item>
          <text:p text:style-name="P493">BR243814757685N</text:p>
        </text:list-item>
        <text:list-item>
          <text:p text:style-name="P494">BR245066567313Q</text:p>
        </text:list-item>
        <text:list-item>
          <text:p text:style-name="P495">BR243571979730P</text:p>
        </text:list-item>
        <text:list-item>
          <text:p text:style-name="P496">BR2407809475253</text:p>
        </text:list-item>
        <text:list-item>
          <text:p text:style-name="P497">BR245464534794X</text:p>
        </text:list-item>
        <text:list-item>
          <text:p text:style-name="P498">BR248317140787T</text:p>
        </text:list-item>
        <text:list-item>
          <text:p text:style-name="P499">BR249323344278E</text:p>
        </text:list-item>
        <text:list-item>
          <text:p text:style-name="P500">BR244536113717Y</text:p>
        </text:list-item>
        <text:list-item>
          <text:p text:style-name="P501">BR2446819992024</text:p>
        </text:list-item>
        <text:list-item>
          <text:p text:style-name="P502">BR2497325728193</text:p>
        </text:list-item>
        <text:list-item>
          <text:p text:style-name="P503">BR246855455079V</text:p>
        </text:list-item>
        <text:list-item>
          <text:p text:style-name="P504">BR2457449034273</text:p>
        </text:list-item>
        <text:list-item>
          <text:p text:style-name="P505">BR2483406246353</text:p>
        </text:list-item>
        <text:list-item>
          <text:p text:style-name="P506">BR2498258506473</text:p>
        </text:list-item>
        <text:list-item>
          <text:p text:style-name="P507">BR2417521496502</text:p>
        </text:list-item>
        <text:list-item>
          <text:p text:style-name="P508">BR241505276540S</text:p>
        </text:list-item>
        <text:list-item>
          <text:p text:style-name="P509">BR2442396280848</text:p>
        </text:list-item>
        <text:list-item>
          <text:p text:style-name="P510">BR2456369717893</text:p>
        </text:list-item>
        <text:list-item>
          <text:p text:style-name="P511">BR247109201729Y</text:p>
        </text:list-item>
        <text:list-item>
          <text:p text:style-name="P512">BR2436983696561</text:p>
        </text:list-item>
        <text:list-item>
          <text:p text:style-name="P513">BR249111278521Y</text:p>
        </text:list-item>
        <text:list-item>
          <text:p text:style-name="P514">BR246298810905K</text:p>
        </text:list-item>
        <text:list-item>
          <text:p text:style-name="P515">BR248083056932V</text:p>
        </text:list-item>
        <text:list-item>
          <text:p text:style-name="P516">BR248632268894Y</text:p>
        </text:list-item>
        <text:list-item>
          <text:p text:style-name="P517">BR2497478937823</text:p>
        </text:list-item>
        <text:list-item>
          <text:p text:style-name="P518">BR246255474593Y</text:p>
        </text:list-item>
        <text:list-item>
          <text:p text:style-name="P519">BR2484662775193</text:p>
        </text:list-item>
        <text:list-item>
          <text:p text:style-name="P520">BR2474834729911</text:p>
        </text:list-item>
        <text:list-item>
          <text:p text:style-name="P521">BR240887197422H</text:p>
        </text:list-item>
        <text:list-item>
          <text:p text:style-name="P522">BR240038109773K</text:p>
        </text:list-item>
        <text:list-item>
          <text:p text:style-name="P523">BR244096690522L</text:p>
        </text:list-item>
        <text:list-item>
          <text:p text:style-name="P524">BR242826007053U</text:p>
        </text:list-item>
        <text:list-item>
          <text:p text:style-name="P525">BR249044090703T</text:p>
        </text:list-item>
        <text:list-item>
          <text:p text:style-name="P526">BR246983471289W</text:p>
        </text:list-item>
        <text:list-item>
          <text:p text:style-name="P527">BR242623719544R</text:p>
        </text:list-item>
        <text:list-item>
          <text:p text:style-name="P528">BR243899976226Q</text:p>
        </text:list-item>
        <text:list-item>
          <text:p text:style-name="P529">BR242500234268Y</text:p>
        </text:list-item>
        <text:list-item>
          <text:p text:style-name="P530">BR246389227301W</text:p>
        </text:list-item>
        <text:list-item>
          <text:p text:style-name="P531">BR245841677749Q</text:p>
        </text:list-item>
        <text:list-item>
          <text:p text:style-name="P532">BR2482360623393</text:p>
        </text:list-item>
        <text:list-item>
          <text:p text:style-name="P533">BR2401919435082</text:p>
        </text:list-item>
        <text:list-item>
          <text:p text:style-name="P534">BR2443068520727</text:p>
        </text:list-item>
        <text:list-item>
          <text:p text:style-name="P535">BR2459624728732</text:p>
        </text:list-item>
        <text:list-item>
          <text:p text:style-name="P536">BR243888406655R</text:p>
        </text:list-item>
        <text:list-item>
          <text:p text:style-name="P537">BR243156620182O</text:p>
        </text:list-item>
        <text:list-item>
          <text:p text:style-name="P538">BR242467372650Z</text:p>
        </text:list-item>
        <text:list-item>
          <text:p text:style-name="P539">BR2429294907907</text:p>
        </text:list-item>
        <text:list-item>
          <text:p text:style-name="P540">BR242206724544R</text:p>
        </text:list-item>
        <text:list-item>
          <text:p text:style-name="P541">BR2430182465780</text:p>
        </text:list-item>
        <text:list-item>
          <text:p text:style-name="P542">BR241043412406R</text:p>
        </text:list-item>
        <text:list-item>
          <text:p text:style-name="P543">BR2440011170800</text:p>
        </text:list-item>
        <text:list-item>
          <text:p text:style-name="P544">BR244557753917U</text:p>
        </text:list-item>
        <text:list-item>
          <text:p text:style-name="P545">BR2450852094816</text:p>
        </text:list-item>
        <text:list-item>
          <text:p text:style-name="P546">BR2443147365980</text:p>
        </text:list-item>
        <text:list-item>
          <text:p text:style-name="P547">BR244610148428S</text:p>
        </text:list-item>
        <text:list-item>
          <text:p text:style-name="P548">BR248496752850M</text:p>
        </text:list-item>
        <text:list-item>
          <text:p text:style-name="P549">BR2423312932830</text:p>
        </text:list-item>
        <text:list-item>
          <text:p text:style-name="P550">BR244887478354S</text:p>
        </text:list-item>
        <text:list-item>
          <text:p text:style-name="P551">BR245976189359O</text:p>
        </text:list-item>
        <text:list-item>
          <text:p text:style-name="P552">BR244829632509U</text:p>
        </text:list-item>
        <text:list-item>
          <text:p text:style-name="P553">BR249117622632C</text:p>
        </text:list-item>
        <text:list-item>
          <text:p text:style-name="P554">BR2417207782775</text:p>
        </text:list-item>
        <text:list-item>
          <text:p text:style-name="P555">BR2484841394332</text:p>
        </text:list-item>
        <text:list-item>
          <text:p text:style-name="P556">BR2415856015343</text:p>
        </text:list-item>
        <text:list-item>
          <text:p text:style-name="P557">BR248220355720O</text:p>
        </text:list-item>
        <text:list-item>
          <text:p text:style-name="P558">BR2452132368370</text:p>
        </text:list-item>
        <text:list-item>
          <text:p text:style-name="P559">BR2452986414601</text:p>
        </text:list-item>
        <text:list-item>
          <text:p text:style-name="P560">BR2407420218772</text:p>
        </text:list-item>
        <text:list-item>
          <text:p text:style-name="P561">BR243389616406Q</text:p>
        </text:list-item>
        <text:list-item>
          <text:p text:style-name="P562">BR242570872359F</text:p>
        </text:list-item>
        <text:list-item>
          <text:p text:style-name="P563">BR240895503768B</text:p>
        </text:list-item>
        <text:list-item>
          <text:p text:style-name="P564">BR247545046302U</text:p>
        </text:list-item>
        <text:list-item>
          <text:p text:style-name="P565">BR241754705549R</text:p>
        </text:list-item>
        <text:list-item>
          <text:p text:style-name="P566">BR242041848125K</text:p>
        </text:list-item>
        <text:list-item>
          <text:p text:style-name="P567">BR243725347640D</text:p>
        </text:list-item>
        <text:list-item>
          <text:p text:style-name="P568">BR2484337888643</text:p>
        </text:list-item>
        <text:list-item>
          <text:p text:style-name="P569">BR241962552507C</text:p>
        </text:list-item>
        <text:list-item>
          <text:p text:style-name="P570">BR249752818787U</text:p>
        </text:list-item>
        <text:list-item>
          <text:p text:style-name="P571">BR246734739775G</text:p>
        </text:list-item>
        <text:list-item>
          <text:p text:style-name="P572">BR2498215329037</text:p>
        </text:list-item>
        <text:list-item>
          <text:p text:style-name="P573">BR242377376678Q</text:p>
        </text:list-item>
        <text:list-item>
          <text:p text:style-name="P574">BR249209140234E</text:p>
        </text:list-item>
        <text:list-item>
          <text:p text:style-name="P575">BR241341397610A</text:p>
        </text:list-item>
        <text:list-item>
          <text:p text:style-name="P576">BR2476905752230</text:p>
        </text:list-item>
        <text:list-item>
          <text:p text:style-name="P577">BR248042806920Z</text:p>
        </text:list-item>
        <text:list-item>
          <text:p text:style-name="P578">BR246119634007Y</text:p>
        </text:list-item>
        <text:list-item>
          <text:p text:style-name="P579">BR247556432070P</text:p>
        </text:list-item>
        <text:list-item>
          <text:p text:style-name="P580">BR248264458112T</text:p>
        </text:list-item>
        <text:list-item>
          <text:p text:style-name="P581">BR240730107018J</text:p>
        </text:list-item>
        <text:list-item>
          <text:p text:style-name="P582">BR246911602354I</text:p>
        </text:list-item>
        <text:list-item>
          <text:p text:style-name="P583">BR243228770897G</text:p>
        </text:list-item>
        <text:list-item>
          <text:p text:style-name="P584">BR243011445648F</text:p>
        </text:list-item>
        <text:list-item>
          <text:p text:style-name="P585">BR240285713901H</text:p>
        </text:list-item>
        <text:list-item>
          <text:p text:style-name="P586">BR242901917332U</text:p>
        </text:list-item>
        <text:list-item>
          <text:p text:style-name="P587">BR2484592895994</text:p>
        </text:list-item>
        <text:list-item>
          <text:p text:style-name="P588">BR243760668358R</text:p>
        </text:list-item>
        <text:list-item>
          <text:p text:style-name="P589">BR2429258983471</text:p>
        </text:list-item>
        <text:list-item>
          <text:p text:style-name="P590">BR2486885697809</text:p>
        </text:list-item>
        <text:list-item>
          <text:p text:style-name="P591">BR2462292365510</text:p>
        </text:list-item>
        <text:list-item>
          <text:p text:style-name="P592">BR244078710462X</text:p>
        </text:list-item>
        <text:list-item>
          <text:p text:style-name="P593">BR241700814647I</text:p>
        </text:list-item>
        <text:list-item>
          <text:p text:style-name="P594">BR2408163403665</text:p>
        </text:list-item>
        <text:list-item>
          <text:p text:style-name="P595">BR246752490863O</text:p>
        </text:list-item>
        <text:list-item>
          <text:p text:style-name="P596">BR241640066386U</text:p>
        </text:list-item>
        <text:list-item>
          <text:p text:style-name="P597">BR2453422461336</text:p>
        </text:list-item>
        <text:list-item>
          <text:p text:style-name="P598">BR249115188586K</text:p>
        </text:list-item>
        <text:list-item>
          <text:p text:style-name="P599">BR248980976123W</text:p>
        </text:list-item>
        <text:list-item>
          <text:p text:style-name="P600">BR245613504600R</text:p>
        </text:list-item>
        <text:list-item>
          <text:p text:style-name="P601">BR244112440134S</text:p>
        </text:list-item>
        <text:list-item>
          <text:p text:style-name="P602">BR2472687721817</text:p>
        </text:list-item>
        <text:list-item>
          <text:p text:style-name="P603">BR241652655290V</text:p>
        </text:list-item>
        <text:list-item>
          <text:p text:style-name="P604">BR247217368576V</text:p>
        </text:list-item>
        <text:list-item>
          <text:p text:style-name="P605">BR241693975014E</text:p>
        </text:list-item>
        <text:list-item>
          <text:p text:style-name="P606">BR249736196612V</text:p>
        </text:list-item>
        <text:list-item>
          <text:p text:style-name="P607">BR244397553188E</text:p>
        </text:list-item>
        <text:list-item>
          <text:p text:style-name="P608">BR240116014987P</text:p>
        </text:list-item>
        <text:list-item>
          <text:p text:style-name="P609">BR249940028328X</text:p>
        </text:list-item>
        <text:list-item>
          <text:p text:style-name="P610">BR245040146530Q</text:p>
        </text:list-item>
        <text:list-item>
          <text:p text:style-name="P611">BR2445697106022</text:p>
        </text:list-item>
        <text:list-item>
          <text:p text:style-name="P612">BR244457181706L</text:p>
        </text:list-item>
        <text:list-item>
          <text:p text:style-name="P613">BR2498886827245</text:p>
        </text:list-item>
        <text:list-item>
          <text:p text:style-name="P614">BR247100464205S</text:p>
        </text:list-item>
        <text:list-item>
          <text:p text:style-name="P615">BR242030496093U</text:p>
        </text:list-item>
        <text:list-item>
          <text:p text:style-name="P616">BR2486031554733</text:p>
        </text:list-item>
        <text:list-item>
          <text:p text:style-name="P617">BR242395258740Z</text:p>
        </text:list-item>
        <text:list-item>
          <text:p text:style-name="P618">BR247928678843W</text:p>
        </text:list-item>
        <text:list-item>
          <text:p text:style-name="P619">BR249031934052W</text:p>
        </text:list-item>
        <text:list-item>
          <text:p text:style-name="P620">BR241617703355U</text:p>
        </text:list-item>
        <text:list-item>
          <text:p text:style-name="P621">BR245168154469D</text:p>
        </text:list-item>
        <text:list-item>
          <text:p text:style-name="P622">BR2428959715917</text:p>
        </text:list-item>
        <text:list-item>
          <text:p text:style-name="P623">BR2488376970781</text:p>
        </text:list-item>
        <text:list-item>
          <text:p text:style-name="P624">BR240106007586Y</text:p>
        </text:list-item>
        <text:list-item>
          <text:p text:style-name="P625">BR240457794822V</text:p>
        </text:list-item>
        <text:list-item>
          <text:p text:style-name="P626">BR243961919996Q</text:p>
        </text:list-item>
        <text:list-item>
          <text:p text:style-name="P627">BR247978402656M</text:p>
        </text:list-item>
        <text:list-item>
          <text:p text:style-name="P628">BR248791177372T</text:p>
        </text:list-item>
        <text:list-item>
          <text:p text:style-name="P629">BR2498117367922</text:p>
        </text:list-item>
        <text:list-item>
          <text:p text:style-name="P630">BR247978402656M</text:p>
        </text:list-item>
        <text:list-item>
          <text:p text:style-name="P631">BR249063865984X</text:p>
        </text:list-item>
        <text:list-item>
          <text:p text:style-name="P632">BR245830272115Z</text:p>
        </text:list-item>
        <text:list-item>
          <text:p text:style-name="P633">BR243491050947V</text:p>
        </text:list-item>
        <text:list-item>
          <text:p text:style-name="P634">BR247079189064U</text:p>
        </text:list-item>
        <text:list-item>
          <text:p text:style-name="P635">BR242509956423F</text:p>
        </text:list-item>
        <text:list-item>
          <text:p text:style-name="P636">BR240778913746S</text:p>
        </text:list-item>
        <text:list-item>
          <text:p text:style-name="P637">BR247889250023T</text:p>
        </text:list-item>
        <text:list-item>
          <text:p text:style-name="P638">BR248700892534R</text:p>
        </text:list-item>
        <text:list-item>
          <text:p text:style-name="P639">BR248819805131D</text:p>
        </text:list-item>
        <text:list-item>
          <text:p text:style-name="P640">BR2459799459004</text:p>
        </text:list-item>
        <text:list-item>
          <text:p text:style-name="P641">BR243027237223I</text:p>
        </text:list-item>
        <text:list-item>
          <text:p text:style-name="P642">BR248290278952N</text:p>
        </text:list-item>
        <text:list-item>
          <text:p text:style-name="P643">BR2498184180762</text:p>
        </text:list-item>
        <text:list-item>
          <text:p text:style-name="P644">BR244012333435X</text:p>
        </text:list-item>
        <text:list-item>
          <text:p text:style-name="P645">BR240318712194N</text:p>
        </text:list-item>
        <text:list-item>
          <text:p text:style-name="P646">BR240752680847R</text:p>
        </text:list-item>
        <text:list-item>
          <text:p text:style-name="P647">BR245999904705L</text:p>
        </text:list-item>
        <text:list-item>
          <text:p text:style-name="P648">BR242514279059U</text:p>
        </text:list-item>
        <text:list-item>
          <text:p text:style-name="P649">BR248501642037W</text:p>
        </text:list-item>
        <text:list-item>
          <text:p text:style-name="P650">BR240156431177U</text:p>
        </text:list-item>
        <text:list-item>
          <text:p text:style-name="P651">BR246595358653T</text:p>
        </text:list-item>
        <text:list-item>
          <text:p text:style-name="P652">BR2434230767800</text:p>
        </text:list-item>
        <text:list-item>
          <text:p text:style-name="P653">BR2445498818902</text:p>
        </text:list-item>
        <text:list-item>
          <text:p text:style-name="P654">BR245224228975R</text:p>
        </text:list-item>
        <text:list-item>
          <text:p text:style-name="P655">BR2463869768791</text:p>
        </text:list-item>
        <text:list-item>
          <text:p text:style-name="P656">BR240753043799A</text:p>
        </text:list-item>
        <text:list-item>
          <text:p text:style-name="P657">BR240330951783P</text:p>
        </text:list-item>
        <text:list-item>
          <text:p text:style-name="P658">BR243316022226V</text:p>
        </text:list-item>
        <text:list-item>
          <text:p text:style-name="P659">BR241692670267R</text:p>
        </text:list-item>
        <text:list-item>
          <text:p text:style-name="P660">BR247794678545U</text:p>
        </text:list-item>
        <text:list-item>
          <text:p text:style-name="P661">BR247003341314V</text:p>
        </text:list-item>
        <text:list-item>
          <text:p text:style-name="P662">BR2487258066961</text:p>
        </text:list-item>
        <text:list-item>
          <text:p text:style-name="P663">BR2439394132311</text:p>
        </text:list-item>
        <text:list-item>
          <text:p text:style-name="P664">BR245563622740S</text:p>
        </text:list-item>
        <text:list-item>
          <text:p text:style-name="P665">BR2403292946721</text:p>
        </text:list-item>
        <text:list-item>
          <text:p text:style-name="P666">BR241241625711W</text:p>
        </text:list-item>
        <text:list-item>
          <text:p text:style-name="P667">BR2415931242634</text:p>
        </text:list-item>
        <text:list-item>
          <text:p text:style-name="P668">BR247886051207E</text:p>
        </text:list-item>
        <text:list-item>
          <text:p text:style-name="P669">BR2475262867916</text:p>
        </text:list-item>
        <text:list-item>
          <text:p text:style-name="P670">BR243959013403R</text:p>
        </text:list-item>
        <text:list-item>
          <text:p text:style-name="P671">BR243097640138Z</text:p>
        </text:list-item>
        <text:list-item>
          <text:p text:style-name="P672">BR249862694025T</text:p>
        </text:list-item>
        <text:list-item>
          <text:p text:style-name="P673">BR2431613792181</text:p>
        </text:list-item>
        <text:list-item>
          <text:p text:style-name="P674">BR246411744693X</text:p>
        </text:list-item>
        <text:list-item>
          <text:p text:style-name="P675">BR2499790744724</text:p>
        </text:list-item>
        <text:list-item>
          <text:p text:style-name="P676">BR2421711290086</text:p>
        </text:list-item>
        <text:list-item>
          <text:p text:style-name="P677">BR2408451728789</text:p>
        </text:list-item>
        <text:list-item>
          <text:p text:style-name="P678">BR244615821426P</text:p>
        </text:list-item>
        <text:list-item>
          <text:p text:style-name="P679">BR247674459673P</text:p>
        </text:list-item>
        <text:list-item>
          <text:p text:style-name="P680">BR245170413236Q</text:p>
        </text:list-item>
        <text:list-item>
          <text:p text:style-name="P681">BR245064138941T</text:p>
        </text:list-item>
        <text:list-item>
          <text:p text:style-name="P682">BR241531730104W</text:p>
        </text:list-item>
        <text:list-item>
          <text:p text:style-name="P683">BR247505350662Q</text:p>
        </text:list-item>
        <text:list-item>
          <text:p text:style-name="P684">BR249758800680U</text:p>
        </text:list-item>
        <text:list-item>
          <text:p text:style-name="P685">BR241858639485U</text:p>
        </text:list-item>
        <text:list-item>
          <text:p text:style-name="P686">BR242505056622I</text:p>
        </text:list-item>
        <text:list-item>
          <text:p text:style-name="P687">BR240026096168P</text:p>
        </text:list-item>
        <text:list-item>
          <text:p text:style-name="P688">BR2407816258768</text:p>
        </text:list-item>
        <text:list-item>
          <text:p text:style-name="P689">BR2414909308301</text:p>
        </text:list-item>
        <text:list-item>
          <text:p text:style-name="P690">BR2441695888609</text:p>
        </text:list-item>
        <text:list-item>
          <text:p text:style-name="P691">BR240035929590C</text:p>
        </text:list-item>
        <text:list-item>
          <text:p text:style-name="P692">BR249342846970X</text:p>
        </text:list-item>
        <text:list-item>
          <text:p text:style-name="P693">BR241118275698K</text:p>
        </text:list-item>
        <text:list-item>
          <text:p text:style-name="P694">BR249611058994P</text:p>
        </text:list-item>
        <text:list-item>
          <text:p text:style-name="P695">BR2425539854995</text:p>
        </text:list-item>
        <text:list-item>
          <text:p text:style-name="P696">BR2487919773303</text:p>
        </text:list-item>
        <text:list-item>
          <text:p text:style-name="P697">BR2426734588981</text:p>
        </text:list-item>
        <text:list-item>
          <text:p text:style-name="P698">BR241822577454V</text:p>
        </text:list-item>
        <text:list-item>
          <text:p text:style-name="P699">BR243728978998J</text:p>
        </text:list-item>
        <text:list-item>
          <text:p text:style-name="P700">BR246088750514F</text:p>
        </text:list-item>
        <text:list-item>
          <text:p text:style-name="P701">BR242768652803W</text:p>
        </text:list-item>
        <text:list-item>
          <text:p text:style-name="P702">BR243102031939Z</text:p>
        </text:list-item>
        <text:list-item>
          <text:p text:style-name="P703">BR2451590481673</text:p>
        </text:list-item>
        <text:list-item>
          <text:p text:style-name="P704">BR243393820946X</text:p>
        </text:list-item>
        <text:list-item>
          <text:p text:style-name="P705">BR249872658297Y</text:p>
        </text:list-item>
        <text:list-item>
          <text:p text:style-name="P706">BR2402959421980</text:p>
        </text:list-item>
        <text:list-item>
          <text:p text:style-name="P707">BR246346749075Q</text:p>
        </text:list-item>
        <text:list-item>
          <text:p text:style-name="P708">BR246070331260O</text:p>
        </text:list-item>
        <text:list-item>
          <text:p text:style-name="P709">BR2456740610935</text:p>
        </text:list-item>
        <text:list-item>
          <text:p text:style-name="P710">BR248780704566H</text:p>
        </text:list-item>
        <text:list-item>
          <text:p text:style-name="P711">BR2434734553848</text:p>
        </text:list-item>
        <text:list-item>
          <text:p text:style-name="P712">BR2464169905844</text:p>
        </text:list-item>
        <text:list-item>
          <text:p text:style-name="P713">BR248657379934A</text:p>
        </text:list-item>
        <text:list-item>
          <text:p text:style-name="P714">BR240712253355K</text:p>
        </text:list-item>
        <text:list-item>
          <text:p text:style-name="P715">BR248810386711Q</text:p>
        </text:list-item>
        <text:list-item>
          <text:p text:style-name="P716">BR246346523778L</text:p>
        </text:list-item>
        <text:list-item>
          <text:p text:style-name="P717">BR245638769949Y</text:p>
        </text:list-item>
        <text:list-item>
          <text:p text:style-name="P718">BR240116985836T</text:p>
        </text:list-item>
        <text:list-item>
          <text:p text:style-name="P719">BR244231924727S</text:p>
        </text:list-item>
        <text:list-item>
          <text:p text:style-name="P720">BR242998683648S</text:p>
        </text:list-item>
        <text:list-item>
          <text:p text:style-name="P721">BR2491185724693</text:p>
        </text:list-item>
        <text:list-item>
          <text:p text:style-name="P722">BR243559825302A</text:p>
        </text:list-item>
        <text:list-item>
          <text:p text:style-name="P723">BR2430697231968</text:p>
        </text:list-item>
        <text:list-item>
          <text:p text:style-name="P724">BR2430697231968</text:p>
        </text:list-item>
        <text:list-item>
          <text:p text:style-name="P725">BR242507352999J</text:p>
        </text:list-item>
        <text:list-item>
          <text:p text:style-name="P726">BR245599745796Y</text:p>
        </text:list-item>
        <text:list-item>
          <text:p text:style-name="P727">BR247311333809S</text:p>
        </text:list-item>
        <text:list-item>
          <text:p text:style-name="P728">BR2461807715723</text:p>
        </text:list-item>
        <text:list-item>
          <text:p text:style-name="P729">BR240703618951V</text:p>
        </text:list-item>
        <text:list-item>
          <text:p text:style-name="P730">BR248209497263D</text:p>
        </text:list-item>
        <text:list-item>
          <text:p text:style-name="P731">BR240926452499Y</text:p>
        </text:list-item>
        <text:list-item>
          <text:p text:style-name="P732">BR243978204661X</text:p>
        </text:list-item>
        <text:list-item>
          <text:p text:style-name="P733">BR243749499682W</text:p>
        </text:list-item>
        <text:list-item>
          <text:p text:style-name="P734">BR2495735751073</text:p>
        </text:list-item>
        <text:list-item>
          <text:p text:style-name="P735">BR242009755340Y</text:p>
        </text:list-item>
        <text:list-item>
          <text:p text:style-name="P736">BR240241080649R</text:p>
        </text:list-item>
        <text:list-item>
          <text:p text:style-name="P737">BR247138159340V</text:p>
        </text:list-item>
      </text:list>
      <text:p text:style-name="P738"/>
      <text:p text:style-name="P7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104" style:parent-style-name="Fonteparág.padrão" style:family="text">
      <style:text-properties style:language-asian="pt" style:country-asian="BR"/>
    </style:style>
    <style:style style:name="T105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107" style:family="table-column">
      <style:table-column-properties style:column-width="1.575in" style:use-optimal-column-width="false"/>
    </style:style>
    <style:style style:name="TableColumn108" style:family="table-column">
      <style:table-column-properties style:column-width="1.3784in" style:use-optimal-column-width="false"/>
    </style:style>
    <style:style style:name="TableColumn109" style:family="table-column">
      <style:table-column-properties style:column-width="0.8861in" style:use-optimal-column-width="false"/>
    </style:style>
    <style:style style:name="TableColumn110" style:family="table-column">
      <style:table-column-properties style:column-width="0.0527in" style:use-optimal-column-width="false"/>
    </style:style>
    <style:style style:name="TableColumn111" style:family="table-column">
      <style:table-column-properties style:column-width="1.2798in" style:use-optimal-column-width="false"/>
    </style:style>
    <style:style style:name="TableColumn112" style:family="table-column">
      <style:table-column-properties style:column-width="0.2951in" style:use-optimal-column-width="false"/>
    </style:style>
    <style:style style:name="TableColumn113" style:family="table-column">
      <style:table-column-properties style:column-width="1.575in" style:use-optimal-column-width="false"/>
    </style:style>
    <style:style style:name="TableColumn114" style:family="table-column">
      <style:table-column-properties style:column-width="0.8333in" style:use-optimal-column-width="false"/>
    </style:style>
    <style:style style:name="Table106" style:family="table">
      <style:table-properties style:width="7.8756in" fo:margin-left="-0.3194in" table:align="left"/>
    </style:style>
    <style:style style:name="TableRow115" style:family="table-row">
      <style:table-row-properties style:min-row-height="0.1298in" style:use-optimal-row-height="false" fo:keep-together="always"/>
    </style:style>
    <style:style style:name="TableCell11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7" style:parent-style-name="LO-Normal" style:family="paragraph">
      <style:paragraph-properties fo:text-align="center" fo:margin-bottom="0in"/>
    </style:style>
    <style:style style:name="T118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9" style:family="table-row">
      <style:table-row-properties style:row-height="0.0694in" style:use-optimal-row-height="false"/>
    </style:style>
    <style:style style:name="TableCell120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1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3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4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5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6" style:family="table-row">
      <style:table-row-properties style:min-row-height="0.1576in" style:use-optimal-row-height="false"/>
    </style:style>
    <style:style style:name="TableCell12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</style:style>
    <style:style style:name="T129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3" style:parent-style-name="LO-Normal" style:family="paragraph">
      <style:paragraph-properties fo:text-align="center" fo:margin-bottom="0in"/>
    </style:style>
    <style:style style:name="T13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5" style:family="table-row">
      <style:table-row-properties style:min-row-height="0.1972in" style:use-optimal-row-height="false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/>
    </style:style>
    <style:style style:name="T13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3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0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4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2" style:family="table-row">
      <style:table-row-properties style:min-row-height="0.1972in" style:use-optimal-row-height="false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7" style:parent-style-name="LO-Normal" style:family="paragraph">
      <style:paragraph-properties fo:margin-bottom="0in"/>
    </style:style>
    <style:style style:name="T14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9" style:family="table-row">
      <style:table-row-properties style:min-row-height="0.1972in" style:use-optimal-row-height="false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ableRow154" style:family="table-row">
      <style:table-row-properties style:min-row-height="0.1972in" style:use-optimal-row-height="false"/>
    </style:style>
    <style:style style:name="TableCell15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5" style:parent-style-name="LO-Normal" style:family="paragraph">
      <style:paragraph-properties fo:margin-bottom="0in"/>
    </style:style>
    <style:style style:name="T16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67" style:family="table-row">
      <style:table-row-properties style:min-row-height="0.1972in" style:use-optimal-row-height="false"/>
    </style:style>
    <style:style style:name="TableCell16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8" style:parent-style-name="LO-Normal" style:family="paragraph">
      <style:paragraph-properties fo:margin-bottom="0in"/>
    </style:style>
    <style:style style:name="T17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0694in" style:use-optimal-row-height="false"/>
    </style:style>
    <style:style style:name="TableCell18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3" style:family="table-row">
      <style:table-row-properties style:row-height="0.1576in" style:use-optimal-row-height="false"/>
    </style:style>
    <style:style style:name="TableCell18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5" style:parent-style-name="LO-Normal" style:family="paragraph">
      <style:paragraph-properties fo:text-align="center" fo:margin-bottom="0in"/>
    </style:style>
    <style:style style:name="T18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7" style:family="table-row">
      <style:table-row-properties style:row-height="0.1576in" style:use-optimal-row-height="false"/>
    </style:style>
    <style:style style:name="TableCell18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6" style:parent-style-name="LO-Normal" style:family="paragraph">
      <style:paragraph-properties fo:text-align="center" fo:margin-bottom="0in"/>
    </style:style>
    <style:style style:name="T19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8" style:family="table-row">
      <style:table-row-properties style:row-height="0.1965in" style:use-optimal-row-height="false"/>
    </style:style>
    <style:style style:name="TableCell19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margin-bottom="0in"/>
    </style:style>
    <style:style style:name="TableCell20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text-align="center" fo:margin-bottom="0in"/>
    </style:style>
    <style:style style:name="TableRow203" style:family="table-row">
      <style:table-row-properties style:min-row-height="0.1965in" style:use-optimal-row-height="false"/>
    </style:style>
    <style:style style:name="TableCell204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margin-bottom="0in"/>
    </style:style>
    <style:style style:name="TableCell206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7" style:parent-style-name="LO-Normal" style:family="paragraph">
      <style:paragraph-properties fo:text-align="center" fo:margin-bottom="0in"/>
    </style:style>
    <style:style style:name="P208" style:parent-style-name="LO-Normal" style:family="paragraph">
      <style:paragraph-properties fo:margin-bottom="0in" fo:margin-right="-1.1812in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62336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ext:p text:style-name="Normal"><text:span text:style-name="T104"><draw:frame draw:z-index="251665408" draw:style-name="a3" draw:name="Imagem 9" text:anchor-type="paragraph" svg:x="1.22917in" svg:y="-0.24861in" svg:width="1.27639in" svg:height="0.40764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105"><draw:frame draw:z-index="251664384" draw:style-name="a4" draw:name="Imagem 2" text:anchor-type="paragraph" svg:x="0.19792in" svg:y="-0.33819in" svg:width="1.36339in" svg:height="0.54945in" style:rel-width="scale" style:rel-height="scale"><draw:image xlink:href="media/image2.png" xlink:type="simple" xlink:show="embed" xlink:actuate="onLoad"/><svg:title/><svg:desc/></draw:frame></text:span></text:p>
        <table:table table:style-name="Table106">
          <table:table-columns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  <table:table-column table:style-name="TableColumn113"/>
            <table:table-column table:style-name="TableColumn114"/>
          </table:table-columns>
          <table:table-row table:style-name="TableRow115">
            <table:table-cell table:style-name="TableCell116" table:number-columns-spanned="8">
              <text:p text:style-name="P117"><text:span text:style-name="T118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9">
            <table:table-cell table:style-name="TableCell120" table:number-columns-spanned="3">
              <text:p text:style-name="P121"/>
            </table:table-cell>
            <table:covered-table-cell/>
            <table:covered-table-cell/>
            <table:table-cell table:style-name="TableCell122">
              <text:p text:style-name="P123"/>
            </table:table-cell>
            <table:table-cell table:style-name="TableCell124" table:number-columns-spanned="4">
              <text:p text:style-name="P125"/>
            </table:table-cell>
            <table:covered-table-cell/>
            <table:covered-table-cell/>
            <table:covered-table-cell/>
          </table:table-row>
          <table:table-row table:style-name="TableRow126">
            <table:table-cell table:style-name="TableCell127" table:number-columns-spanned="3">
              <text:p text:style-name="P128"><text:span text:style-name="T129">R E M E T E N T E</text:span></text:p>
            </table:table-cell>
            <table:covered-table-cell/>
            <table:covered-table-cell/>
            <table:table-cell table:style-name="TableCell130" table:number-rows-spanned="6">
              <text:p text:style-name="P131"/>
            </table:table-cell>
            <table:table-cell table:style-name="TableCell132" table:number-columns-spanned="4">
              <text:p text:style-name="P133"><text:span text:style-name="T134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5">
            <table:table-cell table:style-name="TableCell136" table:number-columns-spanned="3">
              <text:p text:style-name="P137"><text:span text:style-name="T138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9" table:number-columns-spanned="4">
              <text:p text:style-name="P140"><text:span text:style-name="T141">NOME: correios</text:span></text:p>
            </table:table-cell>
            <table:covered-table-cell/>
            <table:covered-table-cell/>
            <table:covered-table-cell/>
          </table:table-row>
          <table:table-row table:style-name="TableRow142">
            <table:table-cell table:style-name="TableCell143" table:number-columns-spanned="3">
              <text:p text:style-name="P144"><text:span text:style-name="T145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6" table:number-columns-spanned="4">
              <text:p text:style-name="P147"><text:span text:style-name="T148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9">
            <table:table-cell table:style-name="TableCell150" table:number-columns-spanned="3">
              <text:p text:style-name="P151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2" table:number-columns-spanned="4">
              <text:p text:style-name="P153"/>
            </table:table-cell>
            <table:covered-table-cell/>
            <table:covered-table-cell/>
            <table:covered-table-cell/>
          </table:table-row>
          <table:table-row table:style-name="TableRow154">
            <table:table-cell table:style-name="TableCell155" table:number-columns-spanned="2">
              <text:p text:style-name="P156"><text:span text:style-name="T157">CIDADE: ARUJÁ</text:span></text:p>
            </table:table-cell>
            <table:covered-table-cell/>
            <table:table-cell table:style-name="TableCell158">
              <text:p text:style-name="P159"><text:span text:style-name="T160">UF: SP</text:span></text:p>
            </table:table-cell>
            <table:covered-table-cell>
              <text:p text:style-name="Normal"/>
            </table:covered-table-cell>
            <table:table-cell table:style-name="TableCell161" table:number-columns-spanned="3">
              <text:p text:style-name="P162"><text:span text:style-name="T163">CIDADE: Itaquaquecetuba</text:span></text:p>
            </table:table-cell>
            <table:covered-table-cell/>
            <table:covered-table-cell/>
            <table:table-cell table:style-name="TableCell164">
              <text:p text:style-name="P165"><text:span text:style-name="T166">UF: <text:s/>SP</text:span></text:p>
            </table:table-cell>
          </table:table-row>
          <table:table-row table:style-name="TableRow167">
            <table:table-cell table:style-name="TableCell168">
              <text:p text:style-name="P169"><text:span text:style-name="T170">CEP: 07401-075</text:span></text:p>
            </table:table-cell>
            <table:table-cell table:style-name="TableCell171" table:number-columns-spanned="2">
              <text:p text:style-name="P172"><text:span text:style-name="T173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4" table:number-columns-spanned="2">
              <text:p text:style-name="P175"><text:span text:style-name="T176">CEP:08589310</text:span></text:p>
            </table:table-cell>
            <table:covered-table-cell/>
            <table:table-cell table:style-name="TableCell177" table:number-columns-spanned="2">
              <text:p text:style-name="P178"><text:span text:style-name="T179">CPF/CNPJ/DOC.ESTRANGEIRO:<text:s/></text:span></text:p>
            </table:table-cell>
            <table:covered-table-cell/>
          </table:table-row>
          <table:table-row table:style-name="TableRow180">
            <table:table-cell table:style-name="TableCell181" table:number-columns-spanned="8">
              <text:p text:style-name="P18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3">
            <table:table-cell table:style-name="TableCell184" table:number-columns-spanned="8">
              <text:p text:style-name="P185"><text:span text:style-name="T186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7">
            <table:table-cell table:style-name="TableCell188" table:number-columns-spanned="5">
              <text:p text:style-name="P189"><text:span text:style-name="T190">RASTREIOS</text:span></text:p>
              <text:p text:style-name="P191"><text:span text:style-name="T192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3" table:number-columns-spanned="3">
              <text:p text:style-name="P194"><text:span text:style-name="T195">DECLARAÇÕES</text:span></text:p>
              <text:p text:style-name="P196"><text:span text:style-name="T197">VALOR</text:span></text:p>
            </table:table-cell>
            <table:covered-table-cell/>
            <table:covered-table-cell/>
          </table:table-row>
          <table:table-row table:style-name="TableRow198">
            <table:table-cell table:style-name="TableCell199" table:number-columns-spanned="5">
              <text:p text:style-name="P200">130 Shopee (1°Carro)</text:p>
            </table:table-cell>
            <table:covered-table-cell/>
            <table:covered-table-cell/>
            <table:covered-table-cell/>
            <table:covered-table-cell/>
            <table:table-cell table:style-name="TableCell201" table:number-columns-spanned="3">
              <text:p text:style-name="P202">0</text:p>
            </table:table-cell>
            <table:covered-table-cell/>
            <table:covered-table-cell/>
          </table:table-row>
          <table:table-row table:style-name="TableRow203">
            <table:table-cell table:style-name="TableCell204" table:number-columns-spanned="5">
              <text:p text:style-name="P205">302<text:s/>Shopee (2°Carro)</text:p>
            </table:table-cell>
            <table:covered-table-cell/>
            <table:covered-table-cell/>
            <table:covered-table-cell/>
            <table:covered-table-cell/>
            <table:table-cell table:style-name="TableCell206" table:number-columns-spanned="3">
              <text:p text:style-name="P207"/>
            </table:table-cell>
            <table:covered-table-cell/>
            <table:covered-table-cell/>
          </table:table-row>
        </table:table>
        <text:p text:style-name="P208"/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139in" svg:y2="-0.04514in" draw:z-index="251667456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4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n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4T16:28:00Z</meta:creation-date>
    <dc:date>2024-06-24T18:54:00Z</dc:date>
    <meta:print-date>2024-06-22T13:57:00Z</meta:print-date>
    <meta:template xlink:href="Normal" xlink:type="simple"/>
    <meta:editing-cycles>4</meta:editing-cycles>
    <meta:editing-duration>PT4500S</meta:editing-duration>
    <meta:document-statistic meta:page-count="2" meta:paragraph-count="13" meta:word-count="1080" meta:character-count="6901" meta:row-count="48" meta:non-whitespace-character-count="5834"/>
  </office:meta>
</office:document-meta>
</file>